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3d:vertical-segments="14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13.5cm" svg:height="21.5cm" svg:x="4.25cm" svg:y="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5:49.710000000</meta:creation-date>
    <dc:date>2023-10-16T17:46:14.450000000</dc:date>
    <meta:editing-duration>PT24S</meta:editing-duration>
    <meta:editing-cycles>1</meta:editing-cycles>
    <meta:document-statistic meta:object-count="2"/>
    <meta:generator>LibreOffice/7.3.4.2$Windows_X86_64 LibreOffice_project/728fec16bd5f605073805c3c9e7c4212a0120dc5</meta:generator>
  </office:meta>
</office:document-meta>
</file>